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Pictures/2000000E000000DD000000DDECCAD21901BEBEEE.svm" manifest:media-type="image/x-svm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Pictures/2000000E000000DD000000DDECCAD21901BEBEEE.svm" manifest:media-type="image/x-svm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3.552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2602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0" table:style-name="ta1">
        <table:shapes>
          <draw:frame draw:z-index="0" draw:style-name="gr1" draw:text-style-name="P1" svg:width="6.2988in" svg:height="3.5429in" svg:x="5.6236in" svg:y="0.3949in">
            <draw:object draw:notify-on-update-of-ranges="s0.C3:s0.C3 s0.C4:s0.C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kg:</text:p>
          </table:table-cell>
          <table:table-cell office:value-type="string" calcext:value-type="string">
            <text:p>github.com/davecb/stupidestCache/src/stupidestCa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pu:</text:p>
          </table:table-cell>
          <table:table-cell office:value-type="string" calcext:value-type="string">
            <text:p>11th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Intel(R)</text:p>
          </table:table-cell>
          <table:table-cell office:value-type="string" calcext:value-type="string">
            <text:p>Core(TM)</text:p>
          </table:table-cell>
          <table:table-cell office:value-type="string" calcext:value-type="string">
            <text:p>i7-11850H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2.50GH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s/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129867" calcext:value-type="float">
            <text:p>3129867</text:p>
          </table:table-cell>
          <table:table-cell office:value-type="float" office:value="338.2" calcext:value-type="float">
            <text:p>338.2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39097" calcext:value-type="float">
            <text:p>3339097</text:p>
          </table:table-cell>
          <table:table-cell office:value-type="float" office:value="324.9" calcext:value-type="float">
            <text:p>324.9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58574" calcext:value-type="float">
            <text:p>3258574</text:p>
          </table:table-cell>
          <table:table-cell office:value-type="float" office:value="345.5" calcext:value-type="float">
            <text:p>345.5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17854" calcext:value-type="float">
            <text:p>3317854</text:p>
          </table:table-cell>
          <table:table-cell office:value-type="float" office:value="357.2" calcext:value-type="float">
            <text:p>357.2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23566" calcext:value-type="float">
            <text:p>3323566</text:p>
          </table:table-cell>
          <table:table-cell office:value-type="float" office:value="333.9" calcext:value-type="float">
            <text:p>333.9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730078" calcext:value-type="float">
            <text:p>3730078</text:p>
          </table:table-cell>
          <table:table-cell office:value-type="float" office:value="322.4" calcext:value-type="float">
            <text:p>322.4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914670" calcext:value-type="float">
            <text:p>3914670</text:p>
          </table:table-cell>
          <table:table-cell office:value-type="float" office:value="333.2" calcext:value-type="float">
            <text:p>333.2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82727" calcext:value-type="float">
            <text:p>3282727</text:p>
          </table:table-cell>
          <table:table-cell office:value-type="float" office:value="338.9" calcext:value-type="float">
            <text:p>338.9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31599" calcext:value-type="float">
            <text:p>3331599</text:p>
          </table:table-cell>
          <table:table-cell office:value-type="float" office:value="359.9" calcext:value-type="float">
            <text:p>359.9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35031" calcext:value-type="float">
            <text:p>3335031</text:p>
          </table:table-cell>
          <table:table-cell office:value-type="float" office:value="343.7" calcext:value-type="float">
            <text:p>343.7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910916" calcext:value-type="float">
            <text:p>3910916</text:p>
          </table:table-cell>
          <table:table-cell office:value-type="float" office:value="350.5" calcext:value-type="float">
            <text:p>350.5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19720" calcext:value-type="float">
            <text:p>3319720</text:p>
          </table:table-cell>
          <table:table-cell office:value-type="float" office:value="325.5" calcext:value-type="float">
            <text:p>325.5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776137" calcext:value-type="float">
            <text:p>3776137</text:p>
          </table:table-cell>
          <table:table-cell office:value-type="float" office:value="336.4" calcext:value-type="float">
            <text:p>336.4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442375" calcext:value-type="float">
            <text:p>3442375</text:p>
          </table:table-cell>
          <table:table-cell office:value-type="float" office:value="360.8" calcext:value-type="float">
            <text:p>360.8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44314" calcext:value-type="float">
            <text:p>3244314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22717" calcext:value-type="float">
            <text:p>3222717</text:p>
          </table:table-cell>
          <table:table-cell office:value-type="float" office:value="359.5" calcext:value-type="float">
            <text:p>359.5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871538" calcext:value-type="float">
            <text:p>387153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657583" calcext:value-type="float">
            <text:p>3657583</text:p>
          </table:table-cell>
          <table:table-cell office:value-type="float" office:value="368.6" calcext:value-type="float">
            <text:p>368.6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703515" calcext:value-type="float">
            <text:p>3703515</text:p>
          </table:table-cell>
          <table:table-cell office:value-type="float" office:value="356.8" calcext:value-type="float">
            <text:p>356.8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62764" calcext:value-type="float">
            <text:p>3262764</text:p>
          </table:table-cell>
          <table:table-cell office:value-type="float" office:value="351.5" calcext:value-type="float">
            <text:p>351.5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13779" calcext:value-type="float">
            <text:p>3313779</text:p>
          </table:table-cell>
          <table:table-cell office:value-type="float" office:value="372.8" calcext:value-type="float">
            <text:p>372.8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29010" calcext:value-type="float">
            <text:p>3329010</text:p>
          </table:table-cell>
          <table:table-cell office:value-type="float" office:value="332.3" calcext:value-type="float">
            <text:p>332.3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003210" calcext:value-type="float">
            <text:p>3003210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677768" calcext:value-type="float">
            <text:p>367776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85375" calcext:value-type="float">
            <text:p>3285375</text:p>
          </table:table-cell>
          <table:table-cell office:value-type="float" office:value="366.2" calcext:value-type="float">
            <text:p>366.2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github.com/davecb/stupidestCache/src/stupidestCache</text:p>
          </table:table-cell>
          <table:table-cell office:value-type="string" calcext:value-type="string">
            <text:p>38.815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formula="of:=AVERAGE([.C4:.C28])" office:value-type="float" office:value="347.868" calcext:value-type="float">
            <text:p>347.86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D</text:p>
          </table:table-cell>
          <table:table-cell table:formula="of:=STDEV([.C4:.C28])" office:value-type="float" office:value="14.5433180533192" calcext:value-type="float">
            <text:p>14.5433180533192</text:p>
          </table:table-cell>
          <table:table-cell table:number-columns-repeated="5"/>
        </table:table-row>
      </table:table>
      <table:table table:name="s1" table:style-name="ta1">
        <table:table-column table:style-name="co9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s2" table:style-name="ta1">
        <table:shapes>
          <draw:frame draw:z-index="0" draw:style-name="gr1" draw:text-style-name="P1" svg:width="6.2988in" svg:height="3.5429in" svg:x="2.7063in" svg:y="0.9283in">
            <draw:object draw:notify-on-update-of-ranges="s2.C6:s2.C6 s2.C7:s2.C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cd ../../src/mvp; go test -bench=. -count 25 -run=^# | tee s.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s</text:p>
          </table:table-cell>
          <table:table-cell office:value-type="string" calcext:value-type="string">
            <text:p><text:s/>linux</text:p>
          </table:table-cell>
          <table:table-cell/>
        </table:table-row>
        <table:table-row table:style-name="ro1">
          <table:table-cell office:value-type="string" calcext:value-type="string">
            <text:p>goarch</text:p>
          </table:table-cell>
          <table:table-cell office:value-type="string" calcext:value-type="string">
            <text:p><text:s/>amd64</text:p>
          </table:table-cell>
          <table:table-cell/>
        </table:table-row>
        <table:table-row table:style-name="ro1">
          <table:table-cell office:value-type="string" calcext:value-type="string">
            <text:p>pkg</text:p>
          </table:table-cell>
          <table:table-cell office:value-type="string" calcext:value-type="string">
            <text:p><text:s/>github.com/davecb/stupidestCache/src/mvp</text:p>
          </table:table-cell>
          <table:table-cell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<text:s/>11th Gen Intel(R) Core(TM) i7-11850H @ 2.50GH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77292" calcext:value-type="float">
            <text:p>1777292</text:p>
          </table:table-cell>
          <table:table-cell office:value-type="float" office:value="696.1" calcext:value-type="float">
            <text:p>696.1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7080" calcext:value-type="float">
            <text:p>1757080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87050" calcext:value-type="float">
            <text:p>1787050</text:p>
          </table:table-cell>
          <table:table-cell office:value-type="float" office:value="680.6" calcext:value-type="float">
            <text:p>680.6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8427" calcext:value-type="float">
            <text:p>1758427</text:p>
          </table:table-cell>
          <table:table-cell office:value-type="float" office:value="702.1" calcext:value-type="float">
            <text:p>702.1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7256" calcext:value-type="float">
            <text:p>1767256</text:p>
          </table:table-cell>
          <table:table-cell office:value-type="float" office:value="679.7" calcext:value-type="float">
            <text:p>679.7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7993" calcext:value-type="float">
            <text:p>1767993</text:p>
          </table:table-cell>
          <table:table-cell office:value-type="float" office:value="685.6" calcext:value-type="float">
            <text:p>685.6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17846" calcext:value-type="float">
            <text:p>1717846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36882" calcext:value-type="float">
            <text:p>1736882</text:p>
          </table:table-cell>
          <table:table-cell office:value-type="float" office:value="672.2" calcext:value-type="float">
            <text:p>672.2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3880" calcext:value-type="float">
            <text:p>1763880</text:p>
          </table:table-cell>
          <table:table-cell office:value-type="float" office:value="682.4" calcext:value-type="float">
            <text:p>682.4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79057" calcext:value-type="float">
            <text:p>1779057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0350" calcext:value-type="float">
            <text:p>1760350</text:p>
          </table:table-cell>
          <table:table-cell office:value-type="float" office:value="676.3" calcext:value-type="float">
            <text:p>676.3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73122" calcext:value-type="float">
            <text:p>1773122</text:p>
          </table:table-cell>
          <table:table-cell office:value-type="float" office:value="674.6" calcext:value-type="float">
            <text:p>674.6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6726" calcext:value-type="float">
            <text:p>1766726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1598" calcext:value-type="float">
            <text:p>1751598</text:p>
          </table:table-cell>
          <table:table-cell office:value-type="float" office:value="695.7" calcext:value-type="float">
            <text:p>695.7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47148" calcext:value-type="float">
            <text:p>1747148</text:p>
          </table:table-cell>
          <table:table-cell office:value-type="float" office:value="689.3" calcext:value-type="float">
            <text:p>689.3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48691" calcext:value-type="float">
            <text:p>1748691</text:p>
          </table:table-cell>
          <table:table-cell office:value-type="float" office:value="691.6" calcext:value-type="float">
            <text:p>691.6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28224" calcext:value-type="float">
            <text:p>1728224</text:p>
          </table:table-cell>
          <table:table-cell office:value-type="float" office:value="678.3" calcext:value-type="float">
            <text:p>678.3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8103" calcext:value-type="float">
            <text:p>1758103</text:p>
          </table:table-cell>
          <table:table-cell office:value-type="float" office:value="675.7" calcext:value-type="float">
            <text:p>675.7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8188" calcext:value-type="float">
            <text:p>1758188</text:p>
          </table:table-cell>
          <table:table-cell office:value-type="float" office:value="681.4" calcext:value-type="float">
            <text:p>681.4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15560" calcext:value-type="float">
            <text:p>1715560</text:p>
          </table:table-cell>
          <table:table-cell office:value-type="float" office:value="717.2" calcext:value-type="float">
            <text:p>717.2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668409" calcext:value-type="float">
            <text:p>1668409</text:p>
          </table:table-cell>
          <table:table-cell office:value-type="float" office:value="730.6" calcext:value-type="float">
            <text:p>730.6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679222" calcext:value-type="float">
            <text:p>1679222</text:p>
          </table:table-cell>
          <table:table-cell office:value-type="float" office:value="710.9" calcext:value-type="float">
            <text:p>710.9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12658" calcext:value-type="float">
            <text:p>1712658</text:p>
          </table:table-cell>
          <table:table-cell office:value-type="float" office:value="726.1" calcext:value-type="float">
            <text:p>726.1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639016" calcext:value-type="float">
            <text:p>1639016</text:p>
          </table:table-cell>
          <table:table-cell office:value-type="float" office:value="740.8" calcext:value-type="float">
            <text:p>740.8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606820" calcext:value-type="float">
            <text:p>1606820</text:p>
          </table:table-cell>
          <table:table-cell office:value-type="float" office:value="722.5" calcext:value-type="float">
            <text:p>722.5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 <text:s/></text:p>
          </table:table-cell>
          <table:table-cell office:value-type="string" calcext:value-type="string">
            <text:p>github.com/davecb/stupidestCache/src/mvp</text:p>
          </table:table-cell>
          <table:table-cell office:value-type="string" calcext:value-type="string">
            <text:p>47.577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7:.C31])" office:value-type="float" office:value="692.948" calcext:value-type="float">
            <text:p>692.948</text:p>
          </table:table-cell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formula="of:=STDEV([.C7:.C31])" office:value-type="float" office:value="20.1676333101664" calcext:value-type="float">
            <text:p>20.1676333101664</text:p>
          </table:table-cell>
        </table:table-row>
      </table:table>
      <table:table table:name="comparison" table:style-name="ta1">
        <table:shapes>
          <draw:frame draw:z-index="0" draw:style-name="gr1" draw:text-style-name="P1" svg:width="6.2988in" svg:height="3.5429in" svg:x="5.3728in" svg:y="0.7508in">
            <draw:object draw:notify-on-update-of-ranges="comparison.G1:comparison.G1 comparison.G2:comparison.G4 comparison.H1:comparison.H1 comparison.H2:comparison.H4 comparison.I2:comparison.I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number-columns-repeated="4" table:default-cell-style-name="Default"/>
        <table:table-column table:style-name="co9" table:number-columns-repeated="5" table:default-cell-style-name="ce2"/>
        <table:table-row table:style-name="ro1">
          <table:table-cell/>
          <table:table-cell table:formula="of:=[$s1.A2]" office:value-type="string" office:string-value="average" calcext:value-type="string">
            <text:p>average</text:p>
          </table:table-cell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volume</text:p>
          </table:table-cell>
          <table:table-cell office:value-type="string" calcext:value-type="string">
            <text:p>openi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losing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table:formula="of:=[$s0.C32]" office:value-type="float" office:value="347.868" calcext:value-type="float">
            <text:p>347.868</text:p>
          </table:table-cell>
          <table:table-cell table:formula="of:=[$s0.C33]" office:value-type="float" office:value="14.5433180533192" calcext:value-type="float">
            <text:p>14.5433180533192</text:p>
          </table:table-cell>
          <table:table-cell table:number-columns-repeated="3"/>
          <table:table-cell table:formula="of:=[.B2]-[.C2]" office:value-type="float" office:value="333.324681946681" calcext:value-type="float">
            <text:p>333.324681946681</text:p>
          </table:table-cell>
          <table:table-cell table:formula="of:=[.B2]+[.C2]" office:value-type="float" office:value="362.411318053319" calcext:value-type="float">
            <text:p>362.411318053319</text:p>
          </table:table-cell>
          <table:table-cell table:formula="of:=[.B2]" office:value-type="float" office:value="347.868" calcext:value-type="float">
            <text:p>347.868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formula="of:=[$s1.B2]" office:value-type="float" office:value="335" calcext:value-type="float">
            <text:p>335</text:p>
          </table:table-cell>
          <table:table-cell table:formula="of:=[$s1.B3]" office:value-type="float" office:value="19" calcext:value-type="float">
            <text:p>19</text:p>
          </table:table-cell>
          <table:table-cell table:number-columns-repeated="3"/>
          <table:table-cell table:formula="of:=[.B3]-[.C3]" office:value-type="float" office:value="316" calcext:value-type="float">
            <text:p>316</text:p>
          </table:table-cell>
          <table:table-cell table:formula="of:=[.B3]+[.C3]" office:value-type="float" office:value="354" calcext:value-type="float">
            <text:p>354</text:p>
          </table:table-cell>
          <table:table-cell table:formula="of:=[.B3]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formula="of:=[$s2.C35]" office:value-type="float" office:value="692.948" calcext:value-type="float">
            <text:p>692.948</text:p>
          </table:table-cell>
          <table:table-cell table:formula="of:=[$s2.C36]" office:value-type="float" office:value="20.1676333101664" calcext:value-type="float">
            <text:p>20.1676333101664</text:p>
          </table:table-cell>
          <table:table-cell table:number-columns-repeated="3"/>
          <table:table-cell table:formula="of:=[.B4]-[.C4]" office:value-type="float" office:value="672.780366689834" calcext:value-type="float">
            <text:p>672.780366689834</text:p>
          </table:table-cell>
          <table:table-cell table:formula="of:=[.B4]+[.C4]" office:value-type="float" office:value="713.115633310166" calcext:value-type="float">
            <text:p>713.115633310166</text:p>
          </table:table-cell>
          <table:table-cell table:formula="of:=[.B4]" office:value-type="float" office:value="692.948" calcext:value-type="float">
            <text:p>692.9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Linux_X86_64 LibreOffice_project/53bb9681a964705cf672590721dbc85eb4d0c3a2</meta:generator>
    <dc:date>2023-06-30T12:21:11.023415339</dc:date>
    <dc:creator>David Collier-Brown</dc:creator>
    <meta:editing-duration>PT32M8S</meta:editing-duration>
    <meta:editing-cycles>1</meta:editing-cycles>
    <meta:document-statistic meta:table-count="4" meta:cell-count="241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mean-value="true">
        <chart:symbol-image xlink:href="Pictures/2000000E000000DD000000DDECCAD21901BEBEEE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Stupidest Cache, Version 0</text:p>
        </chart:title>
        <chart:legend chart:legend-position="end" svg:x="12.645cm" svg:y="3.952cm" style:legend-expansion="high" chart:style-name="ch3"/>
        <chart:plot-area chart:style-name="ch4" table:cell-range-address="s0.C3:s0.C28" chart:data-source-has-labels="row" svg:x="1.331cm" svg:y="1.275cm" svg:width="10.994cm" svg:height="6.564cm">
          <chart:coordinate-region svg:x="2.138cm" svg:y="1.474cm" svg:width="10cm" svg:height="5.718cm"/>
          <chart:axis chart:dimension="x" chart:name="primary-x" chart:style-name="ch5">
            <chart:title svg:x="6.136cm" svg:y="8.019cm" chart:style-name="ch6">
              <text:p>Samples</text:p>
            </chart:title>
          </chart:axis>
          <chart:axis chart:dimension="y" chart:name="primary-y" chart:style-name="ch5">
            <chart:title svg:x="0.451cm" svg:y="5.62cm" chart:style-name="ch7">
              <text:p>Nanoseconds</text:p>
            </chart:title>
            <chart:grid chart:style-name="ch8" chart:class="major"/>
          </chart:axis>
          <chart:series chart:style-name="ch9" chart:values-cell-range-address="s0.C4:s0.C28" chart:label-cell-address="s0.C3:s0.C3" chart:class="chart:line">
            <chart:mean-value chart:style-name="ch10"/>
            <chart:regression-curve chart:style-name="ch11"/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s/op</text:p>
                <draw:g>
                  <svg:desc>s0.C3:s0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8.2">
                <text:p>338.2</text:p>
                <draw:g>
                  <svg:desc>s0.C4:s0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4.9">
                <text:p>324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.5">
                <text:p>34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7.2">
                <text:p>35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.9">
                <text:p>333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2.4">
                <text:p>32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3.2">
                <text:p>33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8.9">
                <text:p>338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9.9">
                <text:p>359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3.7">
                <text:p>34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.5">
                <text:p>35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.5">
                <text:p>32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6.4">
                <text:p>336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.8">
                <text:p>36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9.5">
                <text:p>35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8.6">
                <text:p>368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6.8">
                <text:p>356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1.5">
                <text:p>35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2.8">
                <text:p>372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2.3">
                <text:p>332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6.2">
                <text:p>36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3bb9681a964705cf672590721dbc85eb4d0c3a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mean-value="true">
        <chart:symbol-image xlink:href="Pictures/2000000E000000DD000000DDECCAD21901BEBEEE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Stupidest Cache, Version 2</text:p>
        </chart:title>
        <chart:legend chart:legend-position="end" svg:x="12.645cm" svg:y="3.952cm" style:legend-expansion="high" chart:style-name="ch3"/>
        <chart:plot-area chart:style-name="ch4" table:cell-range-address="s2.C6:s2.C31" chart:data-source-has-labels="row" svg:x="1.331cm" svg:y="1.275cm" svg:width="10.994cm" svg:height="6.564cm">
          <chart:coordinate-region svg:x="2.138cm" svg:y="1.474cm" svg:width="10cm" svg:height="5.718cm"/>
          <chart:axis chart:dimension="x" chart:name="primary-x" chart:style-name="ch5">
            <chart:title svg:x="6.136cm" svg:y="8.019cm" chart:style-name="ch6">
              <text:p>Samples</text:p>
            </chart:title>
          </chart:axis>
          <chart:axis chart:dimension="y" chart:name="primary-y" chart:style-name="ch5">
            <chart:title svg:x="0.451cm" svg:y="5.62cm" chart:style-name="ch7">
              <text:p>Nanoseconds</text:p>
            </chart:title>
            <chart:grid chart:style-name="ch8" chart:class="major"/>
          </chart:axis>
          <chart:series chart:style-name="ch9" chart:values-cell-range-address="s2.C7:s2.C31" chart:label-cell-address="s2.C6:s2.C6" chart:class="chart:line">
            <chart:mean-value chart:style-name="ch10"/>
            <chart:regression-curve chart:style-name="ch11"/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s/op</text:p>
                <draw:g>
                  <svg:desc>s2.C6:s2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6.1">
                <text:p>696.1</text:p>
                <draw:g>
                  <svg:desc>s2.C7:s2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0.6">
                <text:p>68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2.1">
                <text:p>70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9.7">
                <text:p>67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5.6">
                <text:p>685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2.2">
                <text:p>672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2.4">
                <text:p>68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6.3">
                <text:p>676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4.6">
                <text:p>674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5.7">
                <text:p>695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9.3">
                <text:p>68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1.6">
                <text:p>69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8.3">
                <text:p>678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5.7">
                <text:p>675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1.4">
                <text:p>681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7.2">
                <text:p>71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0.6">
                <text:p>73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0.9">
                <text:p>710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6.1">
                <text:p>726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0.8">
                <text:p>74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2.5">
                <text:p>72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3bb9681a964705cf672590721dbc85eb4d0c3a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6.197cm" svg:y="0.316cm" chart:style-name="ch2">
          <text:p>Average +/- 1 SD</text:p>
        </chart:title>
        <chart:legend chart:legend-position="end" svg:x="13.439cm" svg:y="4.201cm" style:legend-expansion="high" chart:style-name="ch3"/>
        <chart:plot-area chart:style-name="ch4" table:cell-range-address="comparison.G1:comparison.H4 comparison.I2:comparison.I4" chart:data-source-has-labels="row" svg:x="1.331cm" svg:y="1.275cm" svg:width="11.788cm" svg:height="6.564cm">
          <chart:coordinate-region svg:x="2.138cm" svg:y="1.474cm" svg:width="10.981cm" svg:height="5.718cm"/>
          <chart:axis chart:dimension="x" chart:name="primary-x" chart:style-name="ch5">
            <chart:title svg:x="6.348cm" svg:y="8.019cm" chart:style-name="ch6">
              <text:p>Experiment</text:p>
            </chart:title>
          </chart:axis>
          <chart:axis chart:dimension="y" chart:name="primary-y" chart:style-name="ch5">
            <chart:title svg:x="0.451cm" svg:y="5.62cm" chart:style-name="ch7">
              <text:p>Nanoseconds</text:p>
            </chart:title>
            <chart:grid chart:style-name="ch8" chart:class="major"/>
          </chart:axis>
          <chart:series chart:values-cell-range-address="comparison.G2:comparison.G4" chart:label-cell-address="comparison.G1:comparison.G1" chart:attached-axis="primary-y">
            <chart:data-point chart:repeated="3"/>
          </chart:series>
          <chart:series chart:values-cell-range-address="comparison.H2:comparison.H4" chart:label-cell-address="comparison.H1:comparison.H1" chart:attached-axis="primary-y">
            <chart:data-point chart:repeated="3"/>
          </chart:series>
          <chart:series chart:values-cell-range-address="comparison.I2:comparison.I4" chart:attached-axis="primary-y">
            <chart:data-point chart:repeated="3"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comparison.G1:comparison.G1</svg:desc>
                </draw:g>
              </table:table-cell>
              <table:table-cell office:value-type="string">
                <text:p>high</text:p>
                <draw:g>
                  <svg:desc>comparison.H1:comparison.H1</svg:desc>
                </draw:g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3.324681946681">
                <text:p>333.324681946681</text:p>
                <draw:g>
                  <svg:desc>comparison.G2:comparison.G4</svg:desc>
                </draw:g>
              </table:table-cell>
              <table:table-cell office:value-type="float" office:value="362.411318053319">
                <text:p>362.411318053319</text:p>
                <draw:g>
                  <svg:desc>comparison.H2:comparison.H4</svg:desc>
                </draw:g>
              </table:table-cell>
              <table:table-cell office:value-type="float" office:value="347.868">
                <text:p>347.868</text:p>
                <draw:g>
                  <svg:desc>comparison.I2:comparison.I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6">
                <text:p>316</text:p>
              </table:table-cell>
              <table:table-cell office:value-type="float" office:value="354">
                <text:p>354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2.780366689834">
                <text:p>672.780366689834</text:p>
              </table:table-cell>
              <table:table-cell office:value-type="float" office:value="713.115633310166">
                <text:p>713.115633310166</text:p>
              </table:table-cell>
              <table:table-cell office:value-type="float" office:value="692.948">
                <text:p>692.9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3bb9681a964705cf672590721dbc85eb4d0c3a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